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abcc00" draw:marker-start-width="0.8cm" draw:marker-end-width="0.8cm" draw:fill-color="#d6ff00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width="0.2cm" svg:stroke-color="#abcc00" draw:marker-start-width="0.8cm" draw:marker-end-width="0.8cm" draw:fill-color="#abcc00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6.04cm" svg:height="16.04cm" svg:x="2.48cm" svg:y="6.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953cm" svg:height="11.507cm" draw:transform="rotate (-0.785398163397448) translate (10.696cm 6.909cm)">
          <text:p/>
          <draw:enhanced-geometry svg:viewBox="0 0 21600 21600" draw:mirror-horizontal="false" draw:mirror-vertical="false" draw:text-areas="0 ?f0 ?f5 ?f2" draw:type="right-arrow" draw:modifiers="10409.1534357524 6122.725324953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2:12:39.115000000</meta:creation-date>
    <dc:date>2014-06-16T14:33:04.162000000</dc:date>
    <meta:editing-duration>PT5M15S</meta:editing-duration>
    <meta:editing-cycles>4</meta:editing-cycles>
    <meta:generator>LibreOffice/4.2.4.2$Windows_x86 LibreOffice_project/63150712c6d317d27ce2db16eb94c2f3d7b699f8</meta:generator>
    <meta:document-statistic meta:object-count="2"/>
  </office:meta>
</office:document-meta>
</file>